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-100" table:style-name="ta1">
        <table:shapes>
          <draw:frame draw:z-index="0" draw:style-name="gr1" draw:text-style-name="P1" svg:width="6.2988in" svg:height="3.5429in" svg:x="0.0394in" svg:y="2.3508in">
            <draw:object draw:notify-on-update-of-ranges="'w-100'.A11:'w-100'.A11 'w-100'.B11:'w-100'.H11 'w-100'.A12:'w-100'.A12 'w-100'.B12:'w-100'.H12 'w-100'.A13:'w-100'.A13 'w-100'.B13:'w-100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.65" calcext:value-type="float">
            <text:p>2.65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6536" calcext:value-type="float">
            <text:p>20.16536</text:p>
          </table:table-cell>
          <table:table-cell office:value-type="float" office:value="2.64" calcext:value-type="float">
            <text:p>2.64</text:p>
          </table:table-cell>
          <table:table-cell office:value-type="float" office:value="4.21" calcext:value-type="float">
            <text:p>4.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.85" calcext:value-type="float">
            <text:p>2.85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5316" calcext:value-type="float">
            <text:p>20.15316</text:p>
          </table:table-cell>
          <table:table-cell office:value-type="float" office:value="3.48" calcext:value-type="float">
            <text:p>3.48</text:p>
          </table:table-cell>
          <table:table-cell office:value-type="float" office:value="9.21" calcext:value-type="float">
            <text:p>9.2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.21" calcext:value-type="float">
            <text:p>4.21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40.20909" calcext:value-type="float">
            <text:p>40.20909</text:p>
          </table:table-cell>
          <table:table-cell office:value-type="float" office:value="6.11" calcext:value-type="float">
            <text:p>6.11</text:p>
          </table:table-cell>
          <table:table-cell office:value-type="float" office:value="13.39" calcext:value-type="float">
            <text:p>13.39</text:p>
          </table:table-cell>
          <table:table-cell office:value-type="float" office:value="155.5" calcext:value-type="float">
            <text:p>155.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WEBFLUX SEM V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verify</text:p>
          </table:table-cell>
          <table:table-cell office:value-type="float" office:value="20.16536" calcext:value-type="float">
            <text:p>20.16536</text:p>
          </table:table-cell>
          <table:table-cell office:value-type="float" office:value="40.14452" calcext:value-type="float">
            <text:p>40.14452</text:p>
          </table:table-cell>
          <table:table-cell office:value-type="float" office:value="100.12014" calcext:value-type="float">
            <text:p>100.12014</text:p>
          </table:table-cell>
          <table:table-cell office:value-type="float" office:value="199.96001" calcext:value-type="float">
            <text:p>199.96001</text:p>
          </table:table-cell>
          <table:table-cell office:value-type="float" office:value="291.46022" calcext:value-type="float">
            <text:p>291.46022</text:p>
          </table:table-cell>
          <table:table-cell office:value-type="float" office:value="284.15145" calcext:value-type="float">
            <text:p>284.15145</text:p>
          </table:table-cell>
          <table:table-cell office:value-type="float" office:value="264.50361" calcext:value-type="float">
            <text:p>264.50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book</text:p>
          </table:table-cell>
          <table:table-cell office:value-type="float" office:value="20.15316" calcext:value-type="float">
            <text:p>20.15316</text:p>
          </table:table-cell>
          <table:table-cell office:value-type="float" office:value="40.11231" calcext:value-type="float">
            <text:p>40.11231</text:p>
          </table:table-cell>
          <table:table-cell office:value-type="float" office:value="100.12014" calcext:value-type="float">
            <text:p>100.12014</text:p>
          </table:table-cell>
          <table:table-cell office:value-type="float" office:value="199.92003" calcext:value-type="float">
            <text:p>199.92003</text:p>
          </table:table-cell>
          <table:table-cell office:value-type="float" office:value="291.12082" calcext:value-type="float">
            <text:p>291.12082</text:p>
          </table:table-cell>
          <table:table-cell office:value-type="float" office:value="283.38647" calcext:value-type="float">
            <text:p>283.38647</text:p>
          </table:table-cell>
          <table:table-cell office:value-type="float" office:value="264.44533" calcext:value-type="float">
            <text:p>264.445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0T23:08:56.541758759</dc:date>
    <meta:editing-duration>PT3M44S</meta:editing-duration>
    <meta:editing-cycles>1</meta:editing-cycles>
    <meta:document-statistic meta:table-count="1" meta:cell-count="6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9cm" svg:y="0.316cm" chart:style-name="ch2">
          <text:p>Webflux sem virtual threads</text:p>
        </chart:title>
        <chart:legend chart:legend-position="end" svg:x="13.703cm" svg:y="3.952cm" style:legend-expansion="high" chart:style-name="ch3"/>
        <chart:plot-area chart:style-name="ch4" table:cell-range-address="'w-100'.A11:'w-100'.H13" chart:data-source-has-labels="both" svg:x="1.331cm" svg:y="1.275cm" svg:width="12.052cm" svg:height="6.564cm">
          <chartooo:coordinate-region svg:x="2.138cm" svg:y="1.474cm" svg:width="10.873cm" svg:height="5.718cm"/>
          <chart:axis chart:dimension="x" chart:name="primary-x" chart:style-name="ch5" chartooo:axis-type="auto">
            <chartooo:date-scale/>
            <chart:title svg:x="6.678cm" svg:y="8.019cm" chart:style-name="ch6">
              <text:p>usuários</text:p>
            </chart:title>
            <chart:categories table:cell-range-address="'w-100'.B11:'w-100'.H11"/>
          </chart:axis>
          <chart:axis chart:dimension="y" chart:name="primary-y" chart:style-name="ch5">
            <chart:title svg:x="0.451cm" svg:y="5.395cm" chart:style-name="ch7">
              <text:p>throughput</text:p>
            </chart:title>
            <chart:grid chart:style-name="ch8" chart:class="major"/>
          </chart:axis>
          <chart:series chart:style-name="ch9" chart:values-cell-range-address="'w-100'.B12:'w-100'.H12" chart:label-cell-address="'w-100'.A12:'w-100'.A12" chart:class="chart:line">
            <chart:data-point chart:repeated="7"/>
          </chart:series>
          <chart:series chart:style-name="ch10" chart:values-cell-range-address="'w-100'.B13:'w-100'.H13" chart:label-cell-address="'w-100'.A13:'w-100'.A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w-100'.B11:'w-100'.H1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/verify</text:p>
                <draw:g>
                  <svg:desc>'w-100'.A12:'w-100'.A12</svg:desc>
                </draw:g>
              </table:table-cell>
              <table:table-cell office:value-type="float" office:value="20.16536">
                <text:p>20.16536</text:p>
                <draw:g>
                  <svg:desc>'w-100'.B12:'w-100'.H12</svg:desc>
                </draw:g>
              </table:table-cell>
              <table:table-cell office:value-type="float" office:value="40.14452">
                <text:p>40.14452</text:p>
              </table:table-cell>
              <table:table-cell office:value-type="float" office:value="100.12014">
                <text:p>100.12014</text:p>
              </table:table-cell>
              <table:table-cell office:value-type="float" office:value="199.96001">
                <text:p>199.96001</text:p>
              </table:table-cell>
              <table:table-cell office:value-type="float" office:value="291.46022">
                <text:p>291.46022</text:p>
              </table:table-cell>
              <table:table-cell office:value-type="float" office:value="284.15145">
                <text:p>284.15145</text:p>
              </table:table-cell>
              <table:table-cell office:value-type="float" office:value="264.50361">
                <text:p>264.50361</text:p>
              </table:table-cell>
            </table:table-row>
            <table:table-row>
              <table:table-cell office:value-type="string">
                <text:p>/book</text:p>
                <draw:g>
                  <svg:desc>'w-100'.A13:'w-100'.A13</svg:desc>
                </draw:g>
              </table:table-cell>
              <table:table-cell office:value-type="float" office:value="20.15316">
                <text:p>20.15316</text:p>
                <draw:g>
                  <svg:desc>'w-100'.B13:'w-100'.H13</svg:desc>
                </draw:g>
              </table:table-cell>
              <table:table-cell office:value-type="float" office:value="40.11231">
                <text:p>40.11231</text:p>
              </table:table-cell>
              <table:table-cell office:value-type="float" office:value="100.12014">
                <text:p>100.12014</text:p>
              </table:table-cell>
              <table:table-cell office:value-type="float" office:value="199.92003">
                <text:p>199.92003</text:p>
              </table:table-cell>
              <table:table-cell office:value-type="float" office:value="291.12082">
                <text:p>291.12082</text:p>
              </table:table-cell>
              <table:table-cell office:value-type="float" office:value="283.38647">
                <text:p>283.38647</text:p>
              </table:table-cell>
              <table:table-cell office:value-type="float" office:value="264.44533">
                <text:p>264.44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